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b0a15" officeooo:paragraph-rsid="000b0a15" style:font-size-asian="14pt" style:font-size-complex="14pt"/>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4" style:family="paragraph" style:parent-style-name="Standard">
      <style:paragraph-properties fo:text-align="start" style:justify-single-word="false"/>
      <style:text-properties fo:font-size="12pt" style:text-underline-style="none" officeooo:rsid="000b0a15" officeooo:paragraph-rsid="000c6f88" style:font-size-asian="12pt" style:font-size-complex="12pt"/>
    </style:style>
    <style:style style:name="P5" style:family="paragraph" style:parent-style-name="Standard">
      <style:paragraph-properties fo:text-align="start" style:justify-single-word="false"/>
      <style:text-properties fo:font-size="12pt" style:text-underline-style="none" officeooo:rsid="000c6f88" officeooo:paragraph-rsid="000c6f88" style:font-size-asian="12pt" style:font-size-complex="12pt"/>
    </style:style>
    <style:style style:name="P6" style:family="paragraph" style:parent-style-name="Standard">
      <style:paragraph-properties fo:text-align="start" style:justify-single-word="false"/>
      <style:text-properties fo:font-size="12pt" style:text-underline-style="none" officeooo:rsid="000d7b1d" officeooo:paragraph-rsid="0010c528" style:font-size-asian="12pt" style:font-size-complex="12pt"/>
    </style:style>
    <style:style style:name="P7" style:family="paragraph" style:parent-style-name="Standard">
      <style:paragraph-properties fo:text-align="start" style:justify-single-word="false"/>
      <style:text-properties fo:font-size="12pt" style:text-underline-style="none" fo:font-weight="bold" officeooo:rsid="000c6f88" officeooo:paragraph-rsid="000c6f88"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none" officeooo:rsid="000d7b1d" officeooo:paragraph-rsid="00114319" style:font-size-asian="12pt" style:font-size-complex="12pt"/>
    </style:style>
    <style:style style:name="P9" style:family="paragraph" style:parent-style-name="Standard">
      <style:paragraph-properties fo:text-align="start" style:justify-single-word="false"/>
      <style:text-properties fo:font-size="12pt" style:text-underline-style="none" officeooo:rsid="000d7b1d" officeooo:paragraph-rsid="0011ba16" style:font-size-asian="12pt" style:font-size-complex="12pt"/>
    </style:style>
    <style:style style:name="P10" style:family="paragraph" style:parent-style-name="Standard">
      <style:paragraph-properties fo:text-align="start" style:justify-single-word="false"/>
      <style:text-properties fo:font-size="12pt" style:text-underline-style="none" officeooo:rsid="000d7b1d" officeooo:paragraph-rsid="0010c528" style:font-size-asian="12pt" style:font-size-complex="12pt"/>
    </style:style>
    <style:style style:name="P11" style:family="paragraph" style:parent-style-name="Standard">
      <style:paragraph-properties fo:text-align="start" style:justify-single-word="false"/>
      <style:text-properties fo:font-size="12pt" style:text-underline-style="none" officeooo:rsid="0013075f" officeooo:paragraph-rsid="0013075f" style:font-size-asian="12pt" style:font-size-complex="12pt"/>
    </style:style>
    <style:style style:name="P12" style:family="paragraph" style:parent-style-name="Standard">
      <style:paragraph-properties fo:text-align="start" style:justify-single-word="false"/>
      <style:text-properties fo:font-size="12pt" style:text-underline-style="none" officeooo:rsid="0014fbd0" officeooo:paragraph-rsid="0014fbd0" style:font-size-asian="12pt" style:font-size-complex="12pt"/>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Gyógyszerek közötti kölcsönhatások felismerése a DailyMed portál adatbázisában</text:span> </text:p>
      <text:p text:style-name="P1"/>
      <text:p text:style-name="P2">Kivonat</text:p>
      <text:p text:style-name="P2"/>
      <text:p text:style-name="P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p>
      <text:p text:style-name="P4"/>
      <text:p text:style-name="P7">1. Bezetés</text:p>
      <text:p text:style-name="P3"/>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p>
      <text:p text:style-name="P9"><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9">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8">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hatalmas mennyiségü adat áll rendelkezésünkre, és ennek mennyisége folytonosan növekedik, mivel újabb gyógyszerek jelennek meg napi rendszerességgel a piacon. Ezért egy olyan megoldásra van szükségünk, amely a hatalmas mennyiségű adatot optimálisan képes kezelni, és ugyanakkor </text:span><text:soft-page-break/><text:span text:style-name="T4">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precizitással és válaszidővel. <text:s/></text:span></text:p>
      <text:p text:style-name="P11">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p>
      <text:p text:style-name="P12">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text:span><text:soft-page-break/><text:span text:style-name="T8">valósidőben működik, hanem több ideig tart a végrehajtása, de nagyon ígéretes eredményeket képes szolgáltatni a hagyományosan vett eszközökhöz képest.</text:span></text:p>
      <text:p text:style-name="P6"/>
      <text:p text:style-name="P6"><text:span text:style-name="T5">[1] http://www.webmd.com/a-to-z-guides/features/7-dangerous-drug-mistakes</text:span> <text:s text:c="2"/></text:p>
      <text:p text:style-name="P11">[2] http://www.ncbi.nlm.nih.gov/pmc/articles/PMC36914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04T22:05:41.539303555</dc:date>
    <meta:editing-duration>PT13M54S</meta:editing-duration>
    <meta:editing-cycles>3</meta:editing-cycles>
    <meta:generator>LibreOffice/4.2.8.2$Linux_X86_64 LibreOffice_project/420m0$Build-2</meta:generator>
    <meta:document-statistic meta:table-count="0" meta:image-count="0" meta:object-count="0" meta:page-count="3" meta:paragraph-count="12" meta:word-count="1128" meta:character-count="9058" meta:non-whitespace-character-count="7928"/>
  </office:meta>
</office:document-meta>
</file>